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1-06_20-49-31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1-06_22-00-06_000.jpg</text:p>
          </table:table-cell>
          <table:table-cell table:style-name="ce27" office:value-type="string">
            <text:p>:m :篠笛,shinobue #*# / session-memo:session-1 / p.1:genre=melody:two-note-melody,key=h-~5`(穴５のみ、開く),session=hour-~,musesco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篠笛,shinobue #*# / session-memo:session-1 / p.1:genre=melody:two-note-melody,key=h-~5`(穴５のみ、開く),session=hour-~,musescore=~">
            <text:p>:m :篠笛,shinobue #*# / session-memo:session-1 / p.1:genre=melody:two-note-melody,key=h-~5`(穴５のみ、開く),session=hour-~,musescore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1-07_01-31-19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1-07_01-42-26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1-07_07-49-0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11-07_07-49-15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1-07_12-55-4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1-07_18-43-02_000.mp4</text:p>
          </table:table-cell>
          <table:table-cell table:style-name="ce27" office:value-type="string">
            <text:p>:VIDEO / @自室 / 記録 / jap.flute / 演奏、play / R=1 / genre=melody,for=~,session=hour-18,memo=+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genre=melody,for=~,session=hour-18,memo=+,other=~ / follow~">
            <text:p>:VIDEO / @自室 / 記録 / jap.flute / 演奏、play / R=1 / genre=melody,for=~,session=hour-18,memo=+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2-11-07_18-46-16_000.mp4</text:p>
          </table:table-cell>
          <table:table-cell table:style-name="ce28" office:value-type="string">
            <text:p>:VIDEO / @自室 / 記録 / jap.flute / 演奏、play / R=2 / genre=melody:shimai(仕舞い),for=~,session=hour-18,memo=~,other=~ / follow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8">2022/11/08</text:date>, <text:time>10:4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8T10:43:07.39</dc:date>
    <dc:creator>iwabuchi ken</dc:creator>
    <meta:editing-duration>P50DT15H54M24S</meta:editing-duration>
    <meta:editing-cycles>16449</meta:editing-cycles>
    <meta:document-statistic meta:table-count="2" meta:cell-count="913" meta:object-count="0"/>
    <meta:user-defined meta:name="qrichtext">1</meta:user-defined>
  </office:meta>
</office:document-meta>
</file>